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officeooo:rsid="001c2581" officeooo:paragraph-rsid="001c2581"/>
    </style:style>
    <style:style style:name="P2" style:family="paragraph" style:parent-style-name="Standard" style:list-style-name="L1">
      <style:text-properties officeooo:rsid="001cbce4" officeooo:paragraph-rsid="001cbce4"/>
    </style:style>
    <style:style style:name="P3" style:family="paragraph" style:parent-style-name="Standard" style:list-style-name="L1">
      <style:text-properties officeooo:rsid="001db700" officeooo:paragraph-rsid="001db700"/>
    </style:style>
    <style:style style:name="P4" style:family="paragraph" style:parent-style-name="Standard" style:list-style-name="L1">
      <style:text-properties officeooo:rsid="002003fb" officeooo:paragraph-rsid="002003fb"/>
    </style:style>
    <style:style style:name="P5" style:family="paragraph" style:parent-style-name="Standard" style:list-style-name="L1">
      <style:text-properties officeooo:rsid="00220622" officeooo:paragraph-rsid="00220622"/>
    </style:style>
    <style:style style:name="P6" style:family="paragraph" style:parent-style-name="Standard" style:list-style-name="L1">
      <style:text-properties fo:font-style="normal" fo:font-weight="normal" officeooo:rsid="002bfa8b" officeooo:paragraph-rsid="002bfa8b"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2003fb"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21c14b"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612765640710482582" text:style-name="L1">
        <text:list-item>
          <text:p text:style-name="P1">Problema al bootear el beagleBoard:</text:p>
          <text:p text:style-name="P1">Error: kernel panic – not syncing: Fatal exception in interrupt</text:p>
          <text:p text:style-name="P2">El error fue causado ya que la computadora no le brindaba suficiente corriente al beagleboard lo cual causaba que se <text:span text:style-name="T1">apag </text:span><text:span text:style-name="T2">se </text:span><text:span text:style-name="T1">ara</text:span> mientras este se encontraba caragando-booteando</text:p>
        </text:list-item>
        <text:list-item>
          <text:p text:style-name="P2">El beagleboard presente un kernel de linux de 2.6.32,el cual no es el kernel adecuado para poder realizar el modulo de linux, se procede a investigar como instalar algún otro distribuidor de linux como debian en el beagleboard</text:p>
        </text:list-item>
        <text:list-item>
          <text:p text:style-name="P3">La microSD no es reconocida por parte de la computadora a la hora de intentar formatearla para poder así instalarle un OS adecuado para la realización del LKM, se probó en distintos OS en la computadora y en ninguno se pudo reconocer la tarjeta, o se hacía imposible incluso desde consola manipular esta, se procedió a probar la microSD con otro adapter y con este si se funcionó, así que se concluye que seguramente hay algo malo con el adapter de microSD que se estaba utilizando.</text:p>
        </text:list-item>
        <text:list-item>
          <text:p text:style-name="P4">A la hora de realizar el makefile, cuando se inserta el comando <text:span text:style-name="T1">make </text:span><text:span text:style-name="T3">se obtiene como respuesta </text:span><text:span text:style-name="T4">makefile:15: *** missing separator. <text:s/>Stop. </text:span><text:span text:style-name="T6">En donde se indica que hay un error en la linea 15 del código por lo cual se debe verificar la calidad del mismo, indica también que un símbolo ha sido perido, podía ser un espacio, un tab. No se logró solucionar ese problema</text:span></text:p>
        </text:list-item>
        <text:list-item>
          <text:p text:style-name="P5"><text:span text:style-name="T6">A</text:span><text:span text:style-name="T5">l intentar realizar un </text:span><text:span text:style-name="T7">make </text:span><text:span text:style-name="T5">se da el error de: </text:span><text:span text:style-name="T7">fatal error: Linux/module.h: No such file or directory</text:span><text:span text:style-name="T5">, dicho error se dio pues se escribió Linux con mayuscula y solo se reconoce en minúscula.</text:span></text:p>
          <text:list>
            <text:list-item>
              <text:p text:style-name="P5"><text:a xlink:type="simple" xlink:href="http://stackoverflow.com/questions/16919512/linux-module-h-no-such-file-or-directory" text:style-name="Internet_20_link" text:visited-style-name="Visited_20_Internet_20_Link"><text:span text:style-name="T5">http://stackoverflow.com/questions/16919512/linux-module-h-no-such-file-or-directory</text:span></text:a></text:p>
            </text:list-item>
            <text:list-item>
              <text:p text:style-name="P5"><text:a xlink:type="simple" xlink:href="https://answers.launchpad.net/ubuntu/+source/linux/+question/141319" text:style-name="Internet_20_link" text:visited-style-name="Visited_20_Internet_20_Link"><text:span text:style-name="T5">https://answers.launchpad.net/ubuntu/+source/linux/+question/141319</text:span></text:a></text:p>
              <text:p text:style-name="P5"><text:a xlink:type="simple" xlink:href="http://www.linuxquestions.org/questions/programming-9/linux-module-h-915605" text:style-name="Internet_20_link" text:visited-style-name="Visited_20_Internet_20_Link"><text:span text:style-name="T5">http://www.linuxquestions.org/questions/programming-9/linux-module-h-915605</text:span></text:a><text:span text:style-name="T5"> </text:span></text:p>
            </text:list-item>
          </text:list>
        </text:list-item>
        <text:list-item>
          <text:p text:style-name="P6">A la hora de intentar bootear la beagleboard con otro OS más actualizado, se presentó el problema de que no se pudo visualizar o bootear la beagle pues al conectar al monitor por medio de VGA este presentó errores de resolución, por lo cual se decidió no utilizar conexión VGA del beagleboard al monitor, se recomienda comunicación serial o direcamente por HDMI</text:p>
        </text:list-item>
        <text:list-item>
          <text:p text:style-name="P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5:19:36.695563980</meta:creation-date>
    <meta:generator>LibreOffice/5.1.2.2$Linux_X86_64 LibreOffice_project/10m0$Build-2</meta:generator>
    <dc:date>2016-05-04T00:53:23.081122580</dc:date>
    <meta:editing-duration>PT6H47M44S</meta:editing-duration>
    <meta:editing-cycles>7</meta:editing-cycles>
    <meta:document-statistic meta:table-count="0" meta:image-count="0" meta:object-count="0" meta:page-count="1" meta:paragraph-count="12" meta:word-count="340" meta:character-count="2143" meta:non-whitespace-character-count="1820"/>
  </office:meta>
</office:document-meta>
</file>